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paragraph-properties fo:text-align="center"/>
      <style:text-properties fo:language="ru" fo:country="RU"/>
    </style:style>
    <style:style style:name="P24" style:parent-style-name="Standard" style:family="paragraph">
      <style:paragraph-properties fo:text-align="center"/>
      <style:text-properties fo:language="ru" fo:country="RU"/>
    </style:style>
    <style:style style:name="P25" style:parent-style-name="Standard" style:family="paragraph">
      <style:paragraph-properties fo:text-align="center"/>
      <style:text-properties fo:language="ru" fo:country="RU"/>
    </style:style>
    <style:style style:name="P26" style:parent-style-name="Standard" style:family="paragraph">
      <style:text-properties fo:language="ru" fo:country="RU"/>
    </style:style>
    <style:style style:name="P27" style:parent-style-name="Standard" style:family="paragraph">
      <style:text-properties fo:language="ru" fo:country="RU"/>
    </style:style>
    <style:style style:name="P28" style:parent-style-name="Standard" style:family="paragraph">
      <style:text-properties fo:language="ru" fo:country="RU"/>
    </style:style>
    <style:style style:name="P29" style:parent-style-name="Standard" style:family="paragraph">
      <style:text-properties fo:language="ru" fo:country="RU"/>
    </style:style>
    <style:style style:name="P30" style:parent-style-name="Standard" style:family="paragraph">
      <style:paragraph-properties fo:text-align="end"/>
      <style:text-properties fo:language="ru" fo:country="RU"/>
    </style:style>
    <style:style style:name="P31" style:parent-style-name="Standard" style:family="paragraph">
      <style:paragraph-properties fo:text-align="end"/>
      <style:text-properties fo:language="ru" fo:country="RU"/>
    </style:style>
    <style:style style:name="P32" style:parent-style-name="Standard" style:family="paragraph">
      <style:paragraph-properties fo:text-align="end"/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text-properties fo:language="ru" fo:country="RU"/>
    </style:style>
    <style:style style:name="P38" style:parent-style-name="Standard" style:family="paragraph">
      <style:text-properties fo:language="ru" fo:country="RU"/>
    </style:style>
    <style:style style:name="P39" style:parent-style-name="Standard" style:family="paragraph">
      <style:text-properties fo:language="ru" fo:country="RU"/>
    </style:style>
    <style:style style:name="P40" style:parent-style-name="Standard" style:family="paragraph">
      <style:text-properties fo:language="ru" fo:country="RU"/>
    </style:style>
    <style:style style:name="P41" style:parent-style-name="Standard" style:family="paragraph">
      <style:text-properties fo:language="ru" fo:country="RU"/>
    </style:style>
    <style:style style:name="P42" style:parent-style-name="Standard" style:family="paragraph">
      <style:text-properties fo:language="ru" fo:country="RU"/>
    </style:style>
    <style:style style:name="P43" style:parent-style-name="Standard" style:family="paragraph"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text-properties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T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 fo:language="ru" fo:country="RU"/>
    </style:style>
    <style:style style:name="P55" style:parent-style-name="Standard" style:family="paragraph">
      <style:text-properties fo:language="ru" fo:country="RU"/>
    </style:style>
    <style:style style:name="P56" style:parent-style-name="Standard" style:family="paragraph">
      <style:text-properties fo:language="ru" fo:country="RU"/>
    </style:style>
    <style:style style:name="P57" style:parent-style-name="Standard" style:family="paragraph">
      <style:text-properties fo:language="ru" fo:country="RU"/>
    </style:style>
    <style:style style:name="P58" style:parent-style-name="Standard" style:family="paragraph">
      <style:text-properties fo:language="ru" fo:country="RU"/>
    </style:style>
    <style:style style:name="P59" style:parent-style-name="Standard" style:family="paragraph">
      <style:text-properties fo:language="ru" fo:country="RU"/>
    </style:style>
    <style:style style:name="P60" style:parent-style-name="Standard" style:family="paragraph">
      <style:text-properties fo:language="ru" fo:country="RU"/>
    </style:style>
    <style:style style:name="P61" style:parent-style-name="Standard" style:family="paragraph">
      <style:text-properties fo:language="ru" fo:country="RU"/>
    </style:style>
    <style:style style:name="P62" style:parent-style-name="Standard" style:family="paragraph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P65" style:parent-style-name="Standard" style:family="paragraph">
      <style:text-properties fo:language="ru" fo:country="RU"/>
    </style:style>
    <style:style style:name="P6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6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6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6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7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8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9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0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105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06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07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08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09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10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11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12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13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14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15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1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11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1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2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3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7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8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49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0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1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2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3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4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5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P156" style:parent-style-name="Standard" style:family="paragraph">
      <style:text-properties style:font-name="Inconsolata" fo:color="#000000" fo:font-size="8pt" style:font-size-asian="8pt" style:font-size-complex="8pt" fo:background-color="#FFFFFF"/>
    </style:style>
    <style:style style:name="T157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58" style:parent-style-name="Основнойшрифтабзаца" style:family="text">
      <style:text-properties style:font-name="Inconsolata" fo:color="#000000" fo:font-size="8pt" style:font-size-asian="8pt" style:font-size-complex="8pt" fo:background-color="#FFFFFF" fo:language="ru" fo:country="RU"/>
    </style:style>
    <style:style style:name="T159" style:parent-style-name="SourceText" style:family="text">
      <style:text-properties fo:language="ru" fo:country="RU"/>
    </style:style>
    <style:style style:name="P160" style:parent-style-name="Standard" style:family="paragraph">
      <style:text-properties fo:font-size="10pt" style:font-size-asian="10pt" style:font-size-complex="10pt" fo:language="ru" fo:country="RU"/>
    </style:style>
    <style:style style:name="T16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2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6</text:p>
      <text:p text:style-name="P24">По дисциплине “Операционные системы”</text:p>
      <text:p text:style-name="P25">Тема: “Средства<text:s/>межпроцессорного взаимодействия”</text:p>
      <text:p text:style-name="P26"/>
      <text:p text:style-name="P27"/>
      <text:p text:style-name="P28"/>
      <text:p text:style-name="P29"/>
      <text:p text:style-name="P30"/>
      <text:p text:style-name="P31">Выполнил:</text:p>
      <text:p text:style-name="P32">Студент 2 курса</text:p>
      <text:p text:style-name="P33">Группы ИИ-23</text:p>
      <text:p text:style-name="P34">Романюк А. П.</text:p>
      <text:p text:style-name="P35">Проверил:</text:p>
      <text:p text:style-name="P36">Чеслов А. В.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Брест 2023</text:p>
      <text:p text:style-name="Standard"><text:span text:style-name="T50">Цел работы:</text:span><text:span text:style-name="T51"><text:s/>изучить средства межпроцессорного взаимодействия.</text:span></text:p>
      <text:p text:style-name="P52">Ход работы:</text:p>
      <text:p text:style-name="P53"/>
      <text:p text:style-name="P54">Задание:</text:p>
      <text:p text:style-name="P55">Ознакомиться с руководством, теоретическими сведениями и лекционным</text:p>
      <text:p text:style-name="P56">материалом по использованию и функционированию средств взаимодействия.</text:p>
      <text:p text:style-name="P57">Написать программу, которая порождает дочерний процесс, и общается с ним через</text:p>
      <text:p text:style-name="P58">средства взаимодействия согласно варианту (Общие файлы), передавая и получая информацию</text:p>
      <text:p text:style-name="P59">согласно варианту (Родитель передает 5 случайных чисел, потомок возвращает их</text:p>
      <text:p text:style-name="P60">сумму и произведение.). Передачу и получение информации<text:s/>каждым из процессов</text:p>
      <text:p text:style-name="P61">сопровождать выводом на экран информации типа "процесс такой-то передал/получил</text:p>
      <text:p text:style-name="P62">такую-то информацию". Дочерние процессы начинают операции после получения</text:p>
      <text:p text:style-name="Standard"><text:span text:style-name="T63">сигнала<text:s/></text:span>SIGUSR<text:span text:style-name="T64">1 от родительского процесса.</text:span></text:p>
      <text:p text:style-name="P65"/>
      <text:p text:style-name="P66">#include &lt;stdio.h&gt;</text:p>
      <text:p text:style-name="P67">#include &lt;unistd.h&gt;</text:p>
      <text:p text:style-name="P68">#include &lt;stdlib.h&gt;</text:p>
      <text:p text:style-name="P69">#include &lt;signal.h&gt;</text:p>
      <text:p text:style-name="P70">#include &lt;string.h&gt;</text:p>
      <text:p text:style-name="P71">#include &lt;sys/stat.h&gt;</text:p>
      <text:p text:style-name="P72">#include &lt;fcntl.h&gt;</text:p>
      <text:p text:style-name="P73">#include &lt;errno.h&gt;</text:p>
      <text:p text:style-name="P74">#include &lt;math.h&gt;</text:p>
      <text:p text:style-name="P75">#define FILE_NAME "shared_file.txt"</text:p>
      <text:p text:style-name="P76">int fd_shared_file;</text:p>
      <text:p text:style-name="P77">char buf[20];</text:p>
      <text:p text:style-name="P78">void<text:s/>sig_handler_parent(int signum) {</text:p>
      <text:p text:style-name="P79"><text:s text:c="4"/>printf("Parent: Received a response signal from child\n");</text:p>
      <text:p text:style-name="P80"><text:s text:c="4"/>lseek(fd_shared_file, 0, SEEK_SET); // Move to the beginning of the file</text:p>
      <text:p text:style-name="P81"><text:s text:c="4"/>read(fd_shared_file, buf, 20);</text:p>
      <text:p text:style-name="P82"><text:s text:c="4"/>printf("Answer: %s\r\n", buf);</text:p>
      <text:p text:style-name="P83">}</text:p>
      <text:p text:style-name="P84">void sig_handler_child(int signum) {</text:p>
      <text:p text:style-name="P85"><text:s text:c="4"/>printf("Child: Received a signal from parent\n");</text:p>
      <text:p text:style-name="P86"><text:s text:c="4"/>lseek(fd_shared_file, 0, SEEK_SET);<text:s/><text:tab/>// Move to the beginning of the file</text:p>
      <text:p text:style-name="P87"><text:s text:c="4"/>read(fd_shared_file, buf, 20);</text:p>
      <text:p text:style-name="P88"><text:s text:c="4"/>int a;</text:p>
      <text:p text:style-name="P89"><text:s text:c="4"/>int sum = 0;</text:p>
      <text:p text:style-name="P90"><text:s text:c="4"/>int add = 1;</text:p>
      <text:p text:style-name="P91"><text:s text:c="4"/>for (int i = 0;<text:s/>i &lt; 5; i++){</text:p>
      <text:p text:style-name="P92"><text:s text:c="6"/>sscanf(buf, "%d" , &amp;a);</text:p>
      <text:p text:style-name="P93"><text:s text:c="6"/>sum = sum + a;</text:p>
      <text:p text:style-name="P94"><text:s text:c="6"/>add = add * a;</text:p>
      <text:p text:style-name="P95"><text:s text:c="4"/>}</text:p>
      <text:p text:style-name="P96"><text:s text:c="4"/>sprintf(buf, " %d %d ", sum, add);</text:p>
      <text:p text:style-name="P97"><text:s text:c="4"/>lseek(fd_shared_file, 0, SEEK_SET); // Move to the beginning of the file</text:p>
      <text:p text:style-name="P98"><text:s text:c="4"/>write(fd_shared_file, buf, strlen(buf));</text:p>
      <text:p text:style-name="P99"><text:s text:c="3"/><text:s/>buf[0] = '\0';</text:p>
      <text:p text:style-name="P100"><text:s text:c="4"/>sleep(1);</text:p>
      <text:p text:style-name="P101"><text:s text:c="4"/>kill(getppid(), SIGUSR1);</text:p>
      <text:p text:style-name="P102">}</text:p>
      <text:p text:style-name="P103">int main() {</text:p>
      <text:p text:style-name="P104"><text:s text:c="4"/>if (truncate(FILE_NAME, 0) == 0) {</text:p>
      <text:p text:style-name="Standard"><text:span text:style-name="T105"><text:s text:c="8"/>printf</text:span><text:span text:style-name="T106">("Файл успешно очищен.\</text:span><text:span text:style-name="T107">n</text:span><text:span text:style-name="T108">");</text:span></text:p>
      <text:p text:style-name="Standard"><text:span text:style-name="T109"><text:s text:c="4"/>}<text:s/></text:span><text:span text:style-name="T110">else</text:span><text:span text:style-name="T111"><text:s/>{</text:span></text:p>
      <text:p text:style-name="Standard"><text:span text:style-name="T112"><text:s text:c="8"/></text:span><text:span text:style-name="T113">perror</text:span><text:span text:style-name="T114">("Ошибка при очистке файла");</text:span></text:p>
      <text:p text:style-name="Standard"><text:span text:style-name="T115"><text:s text:c="4"/></text:span><text:span text:style-name="T116">}</text:span></text:p>
      <text:p text:style-name="P117"><text:s text:c="4"/>pid_t pid;</text:p>
      <text:p text:style-name="P118"><text:s text:c="4"/>if<text:s/>((fd_shared_file = open(FILE_NAME, O_CREAT | O_RDWR, 0666)) == -1) {</text:p>
      <text:p text:style-name="P119"><text:s text:c="8"/>perror("Unable to open/create the shared file\n");</text:p>
      <text:p text:style-name="P120"><text:s text:c="8"/>exit(1);</text:p>
      <text:p text:style-name="P121"><text:s text:c="4"/>}</text:p>
      <text:p text:style-name="P122"><text:s text:c="4"/>if ((pid = fork()) &lt; 0) {</text:p>
      <text:p text:style-name="P123"><text:s text:c="8"/>printf("Fork Failed\n");</text:p>
      <text:p text:style-name="P124"><text:s text:c="8"/>exit(1);</text:p>
      <text:p text:style-name="P125"><text:s text:c="4"/>}</text:p>
      <text:p text:style-name="P126"><text:s text:c="4"/>/* Child<text:s/>Process */</text:p>
      <text:p text:style-name="P127"><text:s text:c="4"/>else if (pid == 0) {</text:p>
      <text:p text:style-name="P128"><text:s text:c="8"/>signal(SIGUSR1, sig_handler_child);</text:p>
      <text:p text:style-name="P129"><text:s text:c="8"/>printf("Child: waiting for signal\n");</text:p>
      <text:p text:style-name="P130"><text:s text:c="8"/>pause();</text:p>
      <text:p text:style-name="P131"><text:s text:c="4"/>}</text:p>
      <text:p text:style-name="P132"><text:s text:c="4"/>/* Parent Process */</text:p>
      <text:p text:style-name="P133"><text:s text:c="4"/>else {</text:p>
      <text:p text:style-name="P134"><text:s text:c="8"/>signal(SIGUSR1, sig_handler_parent);</text:p>
      <text:p text:style-name="P135"><text:s text:c="8"/>sleep(1);</text:p>
      <text:p text:style-name="P136"><text:s text:c="7"/><text:s text:c="3"/>for (int i = 0; i &lt; 5; i++){</text:p>
      <text:p text:style-name="P137"><text:s text:c="10"/>int b = rand()%10;</text:p>
      <text:p text:style-name="P138"><text:s text:c="12"/>sprintf(buf, "%d", b);</text:p>
      <text:p text:style-name="P139"><text:s text:c="10"/>}</text:p>
      <text:p text:style-name="P140"><text:s text:c="8"/>write(fd_shared_file, buf, strlen(buf));</text:p>
      <text:p text:style-name="P141"><text:s text:c="8"/>buf[0] = '\0';</text:p>
      <text:p text:style-name="P142"><text:s text:c="8"/>printf("Parent: sending signal to Child\n");</text:p>
      <text:p text:style-name="P143"><text:s text:c="8"/>kill(pid, SIGUSR1);</text:p>
      <text:p text:style-name="P144"><text:s text:c="8"/>printf("Parent: waiting for response\n");</text:p>
      <text:p text:style-name="P145"><text:s text:c="8"/>pause();</text:p>
      <text:p text:style-name="P146"><text:s text:c="4"/>}</text:p>
      <text:p text:style-name="P147"><text:s text:c="4"/>close(fd_shared_file);</text:p>
      <text:p text:style-name="P148"><text:s text:c="4"/>return 0;</text:p>
      <text:p text:style-name="P149">}</text:p>
      <text:p text:style-name="P150">/*</text:p>
      <text:p text:style-name="P151">Файл успешно очищен.</text:p>
      <text:p text:style-name="P152">Child: waiting for signal</text:p>
      <text:p text:style-name="P153">Parent: sending signal to Child</text:p>
      <text:p text:style-name="P154">Parent: waiting for response</text:p>
      <text:p text:style-name="P155">Child: Received a signal from parent</text:p>
      <text:p text:style-name="P156">Parent: Received a response signal from child</text:p>
      <text:p text:style-name="Standard"><text:span text:style-name="T157">Answer</text:span><text:span text:style-name="T158">: <text:s/>15 243</text:span></text:p>
      <text:p text:style-name="Standard"><text:span text:style-name="T159">*/</text:span></text:p>
      <text:p text:style-name="P160"/>
      <text:p text:style-name="Standard"><text:span text:style-name="T161">Вывод:</text:span><text:span text:style-name="T162"><text:s/>изучил средства межпроцессорного взаимодействия на примере именованных каналов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10-21T13:55:00Z</meta:creation-date>
    <dc:date>2023-11-22T17:51:00Z</dc:date>
    <meta:template xlink:href="Normal.dotm" xlink:type="simple"/>
    <meta:editing-cycles>6</meta:editing-cycles>
    <meta:editing-duration>PT10080S</meta:editing-duration>
    <meta:document-statistic meta:page-count="1" meta:paragraph-count="7" meta:word-count="530" meta:character-count="3544" meta:row-count="25" meta:non-whitespace-character-count="3021"/>
  </office:meta>
</office:document-meta>
</file>